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master-page-name="">
      <style:paragraph-properties fo:margin-left="0cm" fo:margin-right="0cm" fo:text-indent="0cm" style:auto-text-indent="false" style:page-number="auto"/>
    </style:style>
    <style:style style:name="P3" style:family="paragraph" style:parent-style-name="Standard">
      <style:paragraph-properties fo:margin-left="0cm" fo:margin-right="0cm" fo:text-align="justify" style:justify-single-word="false"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dservice</text:p>
      <text:p text:style-name="P1">Ein regelmäßiges Service dient der Sicherheit und Wert-</text:p>
      <text:p text:style-name="P1">erhaltung des geliebten Fahrzeuges und erspart spätere</text:p>
      <text:p text:style-name="P1">teure Reparaturen.</text:p>
      <text:p text:style-name="P1">Wir machen Pannendienst und schnelle Reparaturen für alle Räder, immer wird der tatsächliche Arbeitsaufwand verrechnet 1€/min. </text:p>
      <text:p text:style-name="P1">Für taschenfahrrad- Räder wird innerhalb der ersten 3 Monate ein Gratis/Garantie-Service angeboten und innerhalb der ersten 3 Jahre gilt max. 59€ für ein umfassendes Service.</text:p>
      <text:p text:style-name="P1">Grundsätzlich empfiehlt es sich, das Radservice dort machen zu lassen, wo das Rad gekauft wurde, denn dort sollten alle Ersatzteile verfügbar sein. <text:s/></text:p>
      <text:p text:style-name="P1">In den Monaten April, Mai, Juni kann es im taschenfahrrad eng und hektisch werden. Bitte immer einen Termin ausmachen! Das Rad ist in der Regel am drauffolgenden Tag abholbereit. Räder lagern können wir nicht. Der Kunde wird nach Fertigstellung per sms oder mail benachrichtigt.</text:p>
      <text:p text:style-name="P1"><text:s text:c="18"/></text:p>
      <text:p text:style-name="P1">Jobangebot</text:p>
      <text:p text:style-name="P1">In den Monaten März bis Oktober sucht das taschenfahrrad</text:p>
      <text:p text:style-name="P1">Aushilfen für Verkauf, leichtere Reparaturen und für alles, was das Geschäft in Schwung hält. </text:p>
      <text:p text:style-name="P3">Bis 40 Std./Monat, 400€/Monat an vereinbarten Tagen,</text:p>
      <text:p text:style-name="P1">für Fahrradtechniker die einen Zusatzverdienst suchen,</text:p>
      <text:p text:style-name="P1">für Personen, die in Ausbildung zum Fahrradtechniker </text:p>
      <text:p text:style-name="P1">Praxiserfahrung erwerben wollen und für Studenten mit Interesse für Fahrradtechnik.</text:p>
      <text:p text:style-name="P1">Bewirb dich, wir freuen u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61cm" fo:margin-right="10.25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s  Poellhuber</meta:initial-creator>
    <meta:creation-date>2019-01-23T14:53:45.52</meta:creation-date>
    <dc:date>2019-01-23T23:43:55.48</dc:date>
    <dc:creator>Hans  Poellhuber</dc:creator>
    <meta:editing-duration>PT1H25M43S</meta:editing-duration>
    <meta:editing-cycles>7</meta:editing-cycles>
    <meta:generator>OpenOffice/4.0.1$Win32 OpenOffice.org_project/401m5$Build-9714</meta:generator>
    <meta:printed-by>Hans  Poellhuber</meta:printed-by>
    <meta:print-date>2019-01-23T23:38:28.56</meta:print-date>
    <meta:document-statistic meta:table-count="0" meta:image-count="0" meta:object-count="0" meta:page-count="1" meta:paragraph-count="17" meta:word-count="184" meta:character-count="1313"/>
  </office:meta>
</office:document-meta>
</file>